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sFilter.doFilterInternal( HttpServletRequest request , HttpServletResponse response , FilterChain filterCh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rsFilter.setCorsProcessor( CorsProcessor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sFilter.CorsFilter( CorsConfigurationSource config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